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serif"/>
    <style:font-face style:name="OpenSymbol" svg:font-family="OpenSymbol"/>
    <style:font-face style:name="Source Sans Pro" svg:font-family="'Source Sans Pro'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6"/>
    <style:style style:name="P3" style:family="paragraph" style:parent-style-name="Standard" style:list-style-name="L7"/>
    <style:style style:name="P4" style:family="paragraph" style:parent-style-name="Heading_20_2">
      <style:text-properties fo:font-variant="normal" fo:text-transform="none" fo:color="#f14e32" style:font-name="Georgia" fo:font-size="13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1472in" text:min-label-width="0.1965in"/>
      </text:list-level-style-bullet>
      <text:list-level-style-bullet text:level="2" text:style-name="Bullet_20_Symbols" style:num-suffix="." text:bullet-char="•">
        <style:list-level-properties text:space-before="2.4909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Branching and Merging</text:h>
      <text:p text:style-name="Standard"/>
      <text:p text:style-name="Standard"/>
      <text:p text:style-name="Standard">essential commands</text:p>
      <text:list xml:id="list1339907319122917668" text:style-name="L7">
        <text:list-item>
          <text:p text:style-name="P3">Clone</text:p>
        </text:list-item>
        <text:list-item>
          <text:p text:style-name="P3">push</text:p>
        </text:list-item>
        <text:list-item>
          <text:p text:style-name="P3">commit intitial commit</text:p>
        </text:list-item>
        <text:list-item>
          <text:p text:style-name="P3"/>
        </text:list-item>
      </text:list>
      <text:p text:style-name="Standard">versioning is not just for software</text:p>
      <text:p text:style-name="Standard">other types of SCMs</text:p>
      <text:p text:style-name="Standard">what is a gist?</text:p>
      <text:p text:style-name="Standard">What is a repository?</text:p>
      <text:p text:style-name="Standard"/>
      <text:p text:style-name="Standard"/>
      <text:p text:style-name="Standard">Gists <text:tab/><text:tab/>https://help.github.com/articles/about-gists/#public-gists</text:p>
      <text:p text:style-name="Standard"/>
      <text:p text:style-name="Standard"/>
      <text:p text:style-name="Standard">Github</text:p>
      <text:list xml:id="list4004210763092164159" text:style-name="L6">
        <text:list-item>
          <text:p text:style-name="P2">https://github.com/git/git-scm.com</text:p>
        </text:list-item>
      </text:list>
      <text:list xml:id="list8666127174195606179" text:style-name="L5">
        <text:list-item>
          <text:p text:style-name="P1">github's <text:s/>jekyl static hosting</text:p>
          <text:list>
            <text:list-item>
              <text:p text:style-name="P1">markdown</text:p>
            </text:list-item>
          </text:list>
        </text:list-item>
        <text:list-item>
          <text:p text:style-name="P1">GUI</text:p>
        </text:list-item>
        <text:list-item>
          <text:p text:style-name="P1">making an account</text:p>
        </text:list-item>
        <text:list-item>
          <text:p text:style-name="P1">free as long as you keep your project open sourc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serif"/>
    <style:font-face style:name="OpenSymbol" svg:font-family="OpenSymbol"/>
    <style:font-face style:name="Source Sans Pro" svg:font-family="'Source Sans Pro'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Greeff</meta:initial-creator>
    <meta:creation-date>2017-10-07T17:13:51.44</meta:creation-date>
    <meta:document-statistic meta:table-count="0" meta:image-count="0" meta:object-count="0" meta:page-count="2" meta:paragraph-count="17" meta:word-count="60" meta:character-count="382"/>
    <dc:date>2017-10-07T18:14:24.38</dc:date>
    <dc:creator>Eric Greeff</dc:creator>
    <meta:editing-duration>PT15M2S</meta:editing-duration>
    <meta:editing-cycles>1</meta:editing-cycles>
    <meta:generator>OpenOffice/4.1.1$Win32 OpenOffice.org_project/411m6$Build-9775</meta:generator>
  </office:meta>
</office:document-meta>
</file>